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_OpenSymbol_1.ttf" manifest:media-type="application/x-font-ttf"/>
  <manifest:file-entry manifest:full-path="Fonts/Font_Lucida_Sans_Unicode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Fonts/Font_Symbol_1.ttf" manifest:media-type="application/x-font-ttf"/>
  <manifest:file-entry manifest:full-path="Fonts/Font_Times_New_Roman_1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Fonts/Font_Times_New_Roman_2.ttf" manifest:media-type="application/x-font-ttf"/>
  <manifest:file-entry manifest:full-path="Fonts/Font_Arial_2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DejaVu_Sans_3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, 'Arial Unicode MS'"/>
    <style:font-face style:name="Tahoma1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2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1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1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style:font-name="DejaVu Sans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ubtitle">
      <style:paragraph-properties fo:text-align="start" style:justify-single-word="false"/>
      <style:text-properties style:use-window-font-color="true" style:font-name="DejaVu Sans1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3" style:family="paragraph" style:parent-style-name="Subtitle">
      <style:paragraph-properties fo:text-align="start" style:justify-single-word="false"/>
      <style:text-properties style:use-window-font-color="true" style:font-name="DejaVu Sans1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4" style:family="paragraph" style:parent-style-name="Subtitle">
      <style:paragraph-properties fo:line-height="100%" fo:text-align="start" style:justify-single-word="false"/>
      <style:text-properties style:use-window-font-color="true" style:font-name="DejaVu Sans1" fo:font-size="10.5pt" style:font-size-asian="10.5pt" style:font-size-complex="10.5pt"/>
    </style:style>
    <style:style style:name="P15" style:family="paragraph" style:parent-style-name="Subtitle">
      <style:paragraph-properties fo:text-align="start" style:justify-single-word="false"/>
      <style:text-properties style:use-window-font-color="true" style:font-name="DejaVu Sans1" fo:font-size="11pt" officeooo:paragraph-rsid="003445a9" style:font-size-asian="11pt" style:font-size-complex="11pt"/>
    </style:style>
    <style:style style:name="P16" style:family="paragraph" style:parent-style-name="Subtitle">
      <style:paragraph-properties fo:text-align="start" style:justify-single-word="false"/>
      <style:text-properties style:use-window-font-color="true" style:font-name="DejaVu Sans1" fo:font-size="11pt" officeooo:paragraph-rsid="003daa4d" style:font-size-asian="11pt" style:font-size-complex="11pt"/>
    </style:style>
    <style:style style:name="P17" style:family="paragraph" style:parent-style-name="Subtitle">
      <style:paragraph-properties fo:text-align="start" style:justify-single-word="false"/>
      <style:text-properties style:use-window-font-color="true" style:font-name="DejaVu Sans1" fo:font-size="11pt" officeooo:rsid="003daa4d" officeooo:paragraph-rsid="003daa4d" style:font-size-asian="11pt" style:font-size-complex="11pt"/>
    </style:style>
    <style:style style:name="P18" style:family="paragraph" style:parent-style-name="Subtitle">
      <style:paragraph-properties fo:text-align="start" style:justify-single-word="false"/>
      <style:text-properties officeooo:paragraph-rsid="003445a9"/>
    </style:style>
    <style:style style:name="P19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DejaVu Sans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DejaVu Sans1" fo:font-size="12pt" style:font-size-asian="12pt" style:font-size-complex="12pt"/>
    </style:style>
    <style:style style:name="P22" style:family="paragraph" style:parent-style-name="Standard">
      <style:text-properties style:use-window-font-color="true" style:font-name="DejaVu Sans1" fo:font-size="10.5pt" style:font-size-asian="10.5pt" style:font-size-complex="10.5pt"/>
    </style:style>
    <style:style style:name="P23" style:family="paragraph" style:parent-style-name="Standard">
      <style:text-properties style:use-window-font-color="true" style:font-name="DejaVu Sans1" fo:font-size="10.5pt" officeooo:paragraph-rsid="00070a70" style:font-size-asian="10.5pt" style:font-name-complex="DejaVu Sans1" style:font-size-complex="10.5pt"/>
    </style:style>
    <style:style style:name="P24" style:family="paragraph" style:parent-style-name="Standard">
      <style:text-properties style:use-window-font-color="true" style:font-name="DejaVu Sans1" fo:font-size="10.5pt" officeooo:paragraph-rsid="00085d69" style:font-size-asian="10.5pt" style:font-name-complex="DejaVu Sans1" style:font-size-complex="10.5pt"/>
    </style:style>
    <style:style style:name="P25" style:family="paragraph" style:parent-style-name="Standard">
      <style:text-properties style:use-window-font-color="true" style:font-name="DejaVu Sans1" fo:font-size="10.5pt" officeooo:paragraph-rsid="001de656" style:font-size-asian="10.5pt" style:font-name-complex="DejaVu Sans1" style:font-size-complex="10.5pt"/>
    </style:style>
    <style:style style:name="P26" style:family="paragraph" style:parent-style-name="Standard">
      <style:text-properties style:use-window-font-color="true" style:font-name="DejaVu Sans1" fo:font-size="10.5pt" fo:font-weight="bold" officeooo:paragraph-rsid="000b3f93" style:font-size-asian="10.5pt" style:font-name-complex="DejaVu Sans1" style:font-size-complex="10.5pt"/>
    </style:style>
    <style:style style:name="P27" style:family="paragraph" style:parent-style-name="Standard">
      <style:text-properties style:use-window-font-color="true" style:font-name="DejaVu Sans1" fo:font-size="10.5pt" fo:font-weight="bold" officeooo:paragraph-rsid="00240ae8" style:font-size-asian="10.5pt" style:font-name-complex="DejaVu Sans1" style:font-size-complex="10.5pt"/>
    </style:style>
    <style:style style:name="P28" style:family="paragraph" style:parent-style-name="Standard">
      <style:text-properties style:use-window-font-color="true" style:font-name="DejaVu Sans1" fo:font-size="10.5pt" fo:font-weight="bold" officeooo:paragraph-rsid="0038c9c0" style:font-size-asian="10.5pt" style:font-name-complex="DejaVu Sans1" style:font-size-complex="10.5pt"/>
    </style:style>
    <style:style style:name="P29" style:family="paragraph" style:parent-style-name="Standard">
      <style:text-properties style:use-window-font-color="true" style:font-name="DejaVu Sans1" fo:font-size="9pt" fo:font-weight="bold" officeooo:rsid="00085d69" officeooo:paragraph-rsid="00085d69" style:font-size-asian="9pt" style:font-weight-asian="bold" style:font-name-complex="DejaVu Sans1" style:font-size-complex="9pt"/>
    </style:style>
    <style:style style:name="P30" style:family="paragraph" style:parent-style-name="Standard">
      <style:text-properties style:use-window-font-color="true" style:font-name="DejaVu Sans1" fo:font-size="9pt" fo:font-weight="bold" officeooo:paragraph-rsid="00085d69" style:font-size-asian="9pt" style:font-weight-asian="bold" style:font-name-complex="DejaVu Sans1" style:font-size-complex="9pt"/>
    </style:style>
    <style:style style:name="P31" style:family="paragraph" style:parent-style-name="Horizontal_20_Line">
      <style:text-properties style:use-window-font-color="true" style:font-name="DejaVu Sans1"/>
    </style:style>
    <style:style style:name="P32" style:family="paragraph" style:parent-style-name="p6">
      <style:text-properties style:use-window-font-color="true" style:font-name="DejaVu Sans1"/>
    </style:style>
    <style:style style:name="P33" style:family="paragraph" style:parent-style-name="p6">
      <style:text-properties style:use-window-font-color="true" style:font-name="DejaVu Sans1" fo:font-size="9pt" officeooo:paragraph-rsid="00070a70" style:font-size-asian="9pt" style:font-name-complex="DejaVu Sans1" style:font-size-complex="9pt"/>
    </style:style>
    <style:style style:name="P34" style:family="paragraph" style:parent-style-name="p6">
      <style:text-properties style:use-window-font-color="true" style:font-name="DejaVu Sans1" fo:font-size="9pt" officeooo:paragraph-rsid="00085d69" style:font-size-asian="9pt" style:font-name-complex="DejaVu Sans1" style:font-size-complex="9pt"/>
    </style:style>
    <style:style style:name="P35" style:family="paragraph" style:parent-style-name="p6">
      <style:text-properties style:use-window-font-color="true" style:font-name="DejaVu Sans1" fo:font-size="9pt" style:font-size-asian="9pt" style:font-size-complex="9pt"/>
    </style:style>
    <style:style style:name="P36" style:family="paragraph" style:parent-style-name="p6">
      <style:text-properties style:use-window-font-color="true" style:font-name="DejaVu Sans1" fo:font-size="9pt" officeooo:paragraph-rsid="001de656" style:font-size-asian="9pt" style:font-size-complex="9pt"/>
    </style:style>
    <style:style style:name="P37" style:family="paragraph" style:parent-style-name="p6">
      <style:text-properties style:use-window-font-color="true" style:font-name="DejaVu Sans1" fo:font-size="9pt" officeooo:paragraph-rsid="00240ae8" style:font-size-asian="9pt" style:font-size-complex="9pt"/>
    </style:style>
    <style:style style:name="P38" style:family="paragraph" style:parent-style-name="p6">
      <style:text-properties style:use-window-font-color="true" style:font-name="DejaVu Sans1" fo:font-size="9pt" officeooo:paragraph-rsid="0038c9c0" style:font-size-asian="9pt" style:font-size-complex="9pt"/>
    </style:style>
    <style:style style:name="P39" style:family="paragraph" style:parent-style-name="p6">
      <style:paragraph-properties fo:line-height="100%" fo:text-align="justify" style:justify-single-word="false"/>
      <style:text-properties style:use-window-font-color="true" style:font-name="DejaVu Sans1" fo:font-size="10.5pt" fo:font-style="italic" officeooo:paragraph-rsid="000b3f93" style:font-size-asian="10.5pt" style:font-style-asian="italic" style:font-size-complex="10.5pt" style:font-style-complex="italic"/>
    </style:style>
    <style:style style:name="P40" style:family="paragraph" style:parent-style-name="p6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b5bf4" officeooo:paragraph-rsid="002b5bf4" style:font-size-asian="10pt" style:font-style-asian="normal" style:font-name-complex="DejaVu Sans1" style:font-size-complex="10pt" style:font-style-complex="normal"/>
    </style:style>
    <style:style style:name="P41" style:family="paragraph" style:parent-style-name="Sections">
      <style:text-properties style:use-window-font-color="true" style:font-name="DejaVu Sans1"/>
    </style:style>
    <style:style style:name="P42" style:family="paragraph" style:parent-style-name="JobDesc">
      <style:text-properties style:use-window-font-color="true" style:font-name="DejaVu Sans1"/>
    </style:style>
    <style:style style:name="P43" style:family="paragraph" style:parent-style-name="JobDesc">
      <style:text-properties style:use-window-font-color="true" style:font-name="DejaVu Sans1" fo:font-size="9pt" style:font-size-asian="9pt" style:font-size-complex="9pt"/>
    </style:style>
    <style:style style:name="P44" style:family="paragraph" style:parent-style-name="JobDesc">
      <style:text-properties style:use-window-font-color="true" style:font-name="DejaVu Sans1" fo:font-size="9pt" officeooo:paragraph-rsid="000b3f93" style:font-size-asian="9pt" style:font-size-complex="9pt"/>
    </style:style>
    <style:style style:name="P45" style:family="paragraph" style:parent-style-name="JobDesc">
      <style:text-properties style:use-window-font-color="true" style:font-name="DejaVu Sans1" fo:font-size="9pt" fo:font-weight="bold" officeooo:paragraph-rsid="0015e0d2" style:font-size-asian="9pt" style:font-weight-asian="bold" style:font-name-complex="DejaVu Sans1" style:font-size-complex="9pt"/>
    </style:style>
    <style:style style:name="P46" style:family="paragraph" style:parent-style-name="JobDesc">
      <style:text-properties style:use-window-font-color="true" style:font-name="DejaVu Sans1" fo:font-size="9pt" fo:font-weight="bold" officeooo:rsid="001fc0a8" officeooo:paragraph-rsid="00240ae8" style:font-size-asian="9pt" style:font-weight-asian="bold" style:font-name-complex="DejaVu Sans1" style:font-size-complex="9pt"/>
    </style:style>
    <style:style style:name="P47" style:family="paragraph" style:parent-style-name="JobDesc">
      <style:text-properties style:use-window-font-color="true" style:font-name="DejaVu Sans1" fo:font-size="9pt" fo:font-weight="bold" officeooo:rsid="001fc0a8" officeooo:paragraph-rsid="0038c9c0" style:font-size-asian="9pt" style:font-weight-asian="bold" style:font-name-complex="DejaVu Sans1" style:font-size-complex="9pt"/>
    </style:style>
    <style:style style:name="P48" style:family="paragraph" style:parent-style-name="JobDesc">
      <style:text-properties style:use-window-font-color="true" style:font-name="DejaVu Sans1" fo:font-size="9pt" fo:font-weight="bold" officeooo:rsid="00240ae8" officeooo:paragraph-rsid="00240ae8" style:font-size-asian="9pt" style:font-weight-asian="bold" style:font-name-complex="DejaVu Sans1" style:font-size-complex="9pt"/>
    </style:style>
    <style:style style:name="P49" style:family="paragraph" style:parent-style-name="Standard" style:list-style-name="List_20_1">
      <style:text-properties style:use-window-font-color="true" style:font-name="DejaVu Sans1" fo:font-size="10.5pt" officeooo:rsid="002b5bf4" officeooo:paragraph-rsid="002b5bf4" style:font-size-asian="10.5pt" style:font-size-complex="10.5pt"/>
    </style:style>
    <style:style style:name="P50" style:family="paragraph" style:parent-style-name="Standard" style:list-style-name="List_20_1">
      <style:text-properties style:use-window-font-color="true" style:font-name="DejaVu Sans1" fo:font-size="10.5pt" style:font-size-asian="10.5pt" style:font-size-complex="10.5pt"/>
    </style:style>
    <style:style style:name="P51" style:family="paragraph" style:parent-style-name="Standard" style:list-style-name="List_20_1">
      <style:text-properties style:use-window-font-color="true" style:font-name="DejaVu Sans1" fo:font-size="10.5pt" officeooo:paragraph-rsid="002b5bf4" style:font-size-asian="10.5pt" style:font-size-complex="10.5pt"/>
    </style:style>
    <style:style style:name="P52" style:family="paragraph" style:parent-style-name="Subtitle" style:list-style-name="L2">
      <style:paragraph-properties fo:text-align="start" style:justify-single-word="false"/>
      <style:text-properties style:use-window-font-color="true" style:font-name="DejaVu Sans1" fo:font-size="10pt" fo:font-style="normal" officeooo:paragraph-rsid="000b3f93" style:font-size-asian="10pt" style:font-style-asian="normal" style:font-size-complex="10pt" style:font-style-complex="normal"/>
    </style:style>
    <style:style style:name="P53" style:family="paragraph" style:parent-style-name="Subtitle" style:list-style-name="L3">
      <style:paragraph-properties fo:text-align="start" style:justify-single-word="false"/>
      <style:text-properties style:use-window-font-color="true" style:font-name="DejaVu Sans1" fo:font-size="10pt" officeooo:paragraph-rsid="000b3f93" style:font-size-asian="10pt" style:font-size-complex="10pt"/>
    </style:style>
    <style:style style:name="P54" style:family="paragraph" style:parent-style-name="Subtitle" style:list-style-name="L4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5" style:family="paragraph" style:parent-style-name="Subtitle" style:list-style-name="L5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6" style:family="paragraph" style:parent-style-name="Subtitle" style:list-style-name="L6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7" style:family="paragraph" style:parent-style-name="Subtitle" style:list-style-name="L7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8" style:family="paragraph" style:parent-style-name="Subtitle" style:list-style-name="L5">
      <style:paragraph-properties fo:text-align="start" style:justify-single-word="false"/>
      <style:text-properties style:use-window-font-color="true" style:font-name="DejaVu Sans1"/>
    </style:style>
    <style:style style:name="P59" style:family="paragraph" style:parent-style-name="Subtitle" style:list-style-name="L8">
      <style:paragraph-properties fo:text-align="start" style:justify-single-word="false"/>
      <style:text-properties style:use-window-font-color="true" style:font-name="DejaVu Sans1" fo:font-size="10.5pt" style:font-size-asian="10.5pt" style:font-size-complex="10.5pt"/>
    </style:style>
    <style:style style:name="P6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38c9c0" officeooo:paragraph-rsid="0038c9c0" style:font-size-asian="10pt" style:font-style-asian="normal" style:font-name-complex="DejaVu Sans1" style:font-size-complex="10pt" style:font-style-complex="normal"/>
    </style:style>
    <style:style style:name="P6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3a0c95" officeooo:paragraph-rsid="003a0c95" style:font-size-asian="10pt" style:font-style-asian="normal" style:font-name-complex="DejaVu Sans1" style:font-size-complex="10pt" style:font-style-complex="normal"/>
    </style:style>
    <style:style style:name="P6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b5bf4" officeooo:paragraph-rsid="002b5bf4" style:font-size-asian="10pt" style:font-style-asian="normal" style:font-name-complex="DejaVu Sans1" style:font-size-complex="10pt" style:font-style-complex="normal"/>
    </style:style>
    <style:style style:name="P6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faacf" officeooo:paragraph-rsid="002faacf" style:font-size-asian="10pt" style:font-style-asian="normal" style:font-name-complex="DejaVu Sans1" style:font-size-complex="10pt" style:font-style-complex="normal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fc0a8" officeooo:paragraph-rsid="00240ae8" style:font-size-asian="10pt" style:font-style-asian="normal" style:font-name-complex="DejaVu Sans1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085d69" officeooo:paragraph-rsid="00085d69" style:font-size-asian="10pt" style:font-style-asian="normal" style:font-name-complex="DejaVu Sans1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7cf07" officeooo:paragraph-rsid="0017cf07" style:font-size-asian="10pt" style:font-style-asian="normal" style:font-name-complex="DejaVu Sans1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7cf07" officeooo:paragraph-rsid="001895a9" style:font-size-asian="10pt" style:font-style-asian="normal" style:font-name-complex="DejaVu Sans1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895a9" officeooo:paragraph-rsid="001895a9" style:font-size-asian="10pt" style:font-style-asian="normal" style:font-name-complex="DejaVu Sans1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a9449" officeooo:paragraph-rsid="001a9449" style:font-size-asian="10pt" style:font-style-asian="normal" style:font-name-complex="DejaVu Sans1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paragraph-rsid="00085d69" style:font-size-asian="10pt" style:font-style-asian="normal" style:font-name-complex="DejaVu Sans1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0b3f93" officeooo:paragraph-rsid="000b3f93" style:font-size-asian="10pt" style:font-style-asian="normal" style:font-name-complex="DejaVu Sans1" style:font-size-complex="10pt" style:font-style-complex="normal"/>
    </style:style>
    <style:style style:name="P72" style:family="paragraph" style:parent-style-name="p6" style:list-style-name="L1">
      <style:paragraph-properties fo:line-height="100%" fo:text-align="justify" style:justify-single-word="false"/>
      <style:text-properties style:use-window-font-color="true" style:font-name="DejaVu Sans1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name-complex="Arial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1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1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1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1" style:font-weight-complex="normal"/>
    </style:style>
    <style:style style:name="T10" style:family="text">
      <style:text-properties style:font-name="DejaVu Sans1" fo:font-size="10pt" fo:font-weight="bold" style:font-name-asian="Arial" style:font-size-asian="10pt" style:font-weight-asian="bold" style:font-name-complex="DejaVu Sans1" style:font-size-complex="10pt" style:font-weight-complex="bold"/>
    </style:style>
    <style:style style:name="T11" style:family="text">
      <style:text-properties style:font-name="DejaVu Sans1" fo:font-size="10pt" fo:font-weight="bold" officeooo:rsid="00085d69" style:font-name-asian="Arial" style:font-size-asian="10pt" style:font-weight-asian="bold" style:font-name-complex="DejaVu Sans1" style:font-size-complex="10pt" style:font-weight-complex="bold"/>
    </style:style>
    <style:style style:name="T12" style:family="text">
      <style:text-properties style:font-name="DejaVu Sans1" fo:font-size="10pt" fo:font-weight="normal" style:font-name-asian="Arial" style:font-size-asian="10pt" style:font-weight-asian="normal" style:font-name-complex="DejaVu Sans1" style:font-size-complex="10pt" style:font-weight-complex="normal"/>
    </style:style>
    <style:style style:name="T13" style:family="text">
      <style:text-properties style:font-name="DejaVu Sans1" fo:font-size="10pt" fo:font-weight="normal" officeooo:rsid="00085d69" style:font-name-asian="Arial" style:font-size-asian="10pt" style:font-weight-asian="normal" style:font-name-complex="DejaVu Sans1" style:font-size-complex="10pt" style:font-weight-complex="normal"/>
    </style:style>
    <style:style style:name="T14" style:family="text">
      <style:text-properties style:font-name="DejaVu Sans1" fo:font-size="10pt" fo:font-weight="normal" officeooo:rsid="0013f722" style:font-name-asian="Arial" style:font-size-asian="10pt" style:font-weight-asian="normal" style:font-name-complex="DejaVu Sans1" style:font-size-complex="10pt" style:font-weight-complex="normal"/>
    </style:style>
    <style:style style:name="T15" style:family="text">
      <style:text-properties style:font-name="DejaVu Sans1" fo:font-weight="bold" style:font-name-asian="Arial" style:font-weight-asian="bold" style:font-name-complex="DejaVu Sans1" style:font-weight-complex="bold"/>
    </style:style>
    <style:style style:name="T16" style:family="text">
      <style:text-properties style:font-name="DejaVu Sans1" fo:font-weight="normal" style:font-name-asian="Arial" style:font-weight-asian="normal" style:font-name-complex="DejaVu Sans1" style:font-weight-complex="normal"/>
    </style:style>
    <style:style style:name="T17" style:family="text">
      <style:text-properties style:font-name="DejaVu Sans1" fo:font-size="10.5pt" style:font-size-asian="10.5pt" style:font-size-complex="10.5pt"/>
    </style:style>
    <style:style style:name="T18" style:family="text">
      <style:text-properties style:font-name="DejaVu Sans1" fo:font-size="11pt" officeooo:rsid="003fefd8" style:font-size-asian="11pt" style:font-size-complex="11pt"/>
    </style:style>
    <style:style style:name="T19" style:family="text">
      <style:text-properties style:font-name="DejaVu Sans1" fo:font-size="11pt" officeooo:rsid="0041e602" style:font-size-asian="11pt" style:font-size-complex="11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weight="bold" style:font-name-asian="Arial" style:font-weight-asian="bold" style:font-name-complex="Arial" style:font-weight-complex="bold"/>
    </style:style>
    <style:style style:name="T23" style:family="text">
      <style:text-properties fo:font-weight="bold" style:font-name-asian="Arial" style:font-weight-asian="bold" style:font-name-complex="DejaVu Sans1" style:font-weight-complex="bold"/>
    </style:style>
    <style:style style:name="T24" style:family="text">
      <style:text-properties fo:font-weight="bold" officeooo:rsid="001de656" style:font-name-asian="Arial" style:font-weight-asian="bold" style:font-name-complex="DejaVu Sans1" style:font-weight-complex="bold"/>
    </style:style>
    <style:style style:name="T25" style:family="text">
      <style:text-properties fo:font-weight="bold" officeooo:rsid="00240ae8" style:font-name-asian="Arial" style:font-weight-asian="bold" style:font-name-complex="DejaVu Sans1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style:font-name="DejaVu Sans1" fo:font-size="11pt" style:font-size-asian="11pt" style:font-size-complex="11pt"/>
    </style:style>
    <style:style style:name="T31" style:family="text">
      <style:text-properties style:use-window-font-color="true" style:font-name="DejaVu Sans1" fo:font-size="11pt" officeooo:rsid="000cc688" style:font-size-asian="11pt" style:font-size-complex="11pt"/>
    </style:style>
    <style:style style:name="T32" style:family="text">
      <style:text-properties officeooo:rsid="001895a9"/>
    </style:style>
    <style:style style:name="T33" style:family="text">
      <style:text-properties officeooo:rsid="00251f58"/>
    </style:style>
    <style:style style:name="T34" style:family="text">
      <style:text-properties officeooo:rsid="002ec6f4"/>
    </style:style>
    <style:style style:name="T35" style:family="text">
      <style:text-properties officeooo:rsid="00321e00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officeooo:rsid="001273e2"/>
    </style:style>
    <style:style style:name="T38" style:family="text">
      <style:text-properties officeooo:rsid="0037324c"/>
    </style:style>
    <style:style style:name="T39" style:family="text">
      <style:text-properties officeooo:rsid="0038c9c0"/>
    </style:style>
    <style:style style:name="T40" style:family="text">
      <style:text-properties officeooo:rsid="003a0c95"/>
    </style:style>
    <style:style style:name="T41" style:family="text">
      <style:text-properties officeooo:rsid="00436e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ames E. LaBarre</text:p>
      <text:p text:style-name="P21">21 Allison Drive, Pawling, NY, 12564</text:p>
      <text:p text:style-name="P19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31"/>
      <text:p text:style-name="P41">SUMMARY OF QUALIFICATIONS</text:p>
      <text:p text:style-name="P22"><text:span text:style-name="T2"><text:tab/></text:span>System administration, support and software testing professional with <text:span text:style-name="T38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1">PROFESSIONAL ACCOMPLISHMENTS</text:p>
      <text:list xml:id="list2249039478" text:style-name="List_20_1">
        <text:list-item>
          <text:p text:style-name="P49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0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0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0">Implemented &amp; ran tests for IBM's HotMedia java authoring tool, from early development to end of project </text:p>
        </text:list-item>
        <text:list-item>
          <text:p text:style-name="P50">Developed Lotus Approach database to track budgets for internal software development project at IBM, Mt. Pleasant NY. </text:p>
        </text:list-item>
        <text:list-item>
          <text:p text:style-name="P50">Implemented EDI systems for PC-based accounting systems. <text:s/>Brought projects from initial customer requests up through final integration into daily process. </text:p>
        </text:list-item>
        <text:list-item>
          <text:p text:style-name="P51">Managed a migration from PC-based accounting package to AS/400-based system.</text:p>
        </text:list-item>
      </text:list>
      <text:p text:style-name="P22"/>
      <text:p text:style-name="P41">PROFESSIONAL EXPERIENCE</text:p>
      <text:p text:style-name="P25"/>
      <text:p text:style-name="P10"><text:span text:style-name="T24">SelectGroup</text:span><text:span text:style-name="T23">, (</text:span><text:span text:style-name="T24">working remote</text:span><text:span text:style-name="T23">)<text:tab/></text:span><text:span text:style-name="T6">2</text:span><text:span text:style-name="T9">017-present</text:span></text:p>
      <text:p text:style-name="P38">IT staffing &amp; outsourcing services company</text:p>
      <text:p text:style-name="P47"><text:span text:style-name="T40">QE Software Engineering/Test</text:span> (<text:span text:style-name="T39">Red Hat</text:span>)</text:p>
      <text:list xml:id="list1363267315" text:style-name="WW8Num2">
        <text:list-item>
          <text:p text:style-name="P60">OpenStack QE test and engineering for MultiArch development (Power8 &amp; Power9)</text:p>
        </text:list-item>
        <text:list-item>
          <text:p text:style-name="P61">Working with IBM’s MultiArch team to coordinate testing and validation of OpenStack and other products being ported for support under Linux on Power/ppc64le.</text:p>
        </text:list-item>
        <text:list-item>
          <text:p text:style-name="P61">Validating install/configuration documentation posted online for customer evaluation of MultiArch x86_64/ppc64le installations.</text:p>
        </text:list-item>
      </text:list>
      <text:p text:style-name="P28"/>
      <text:p text:style-name="P10"><text:span text:style-name="T25">Collabera</text:span><text:span text:style-name="T23">, (</text:span><text:span text:style-name="T24">working remote</text:span><text:span text:style-name="T23">)<text:tab/></text:span><text:span text:style-name="T7">2016-</text:span><text:span text:style-name="T8">2017</text:span></text:p>
      <text:p text:style-name="P36">IT staffing &amp; outsourcing services company</text:p>
      <text:p text:style-name="P48">Linux System Administrator – RFS Ring Fence <text:span text:style-name="T33">(IBM)</text:span></text:p>
      <text:list xml:id="list171844728724452" text:continue-numbering="true" text:style-name="WW8Num2">
        <text:list-item>
          <text:p text:style-name="P62">RFS Ring Fence <text:span text:style-name="T35">was</text:span> an IBM-internal staffing group to provide extra/fill-in staffing for other delivery teams at IBM that find themselves short-staffed for impending deliverables.</text:p>
        </text:list-item>
        <text:list-item>
          <text:p text:style-name="P62">Track down, analyz<text:span text:style-name="T35">e</text:span> and correct security violations on customer systems</text:p>
        </text:list-item>
        <text:list-item>
          <text:p text:style-name="P63">Assist<text:span text:style-name="T35">ed</text:span> development teams as they migrate<text:span text:style-name="T35">d</text:span> customer’s Oracle/SAP systems from HP-UX and Solaris to Linux on VMWare ESX.</text:p>
        </text:list-item>
        <text:list-item>
          <text:p text:style-name="P62">Configur<text:span text:style-name="T35">ed</text:span>, customi<text:span text:style-name="T35">zed</text:span> and secur<text:span text:style-name="T35">ed</text:span> servers for customer accounts as new systems c<text:span text:style-name="T35">a</text:span>me online</text:p>
        </text:list-item>
      </text:list>
      <text:p text:style-name="P40"/>
      <text:p text:style-name="P9"><text:span text:style-name="T24">SelectGroup</text:span><text:span text:style-name="T23">, (</text:span><text:span text:style-name="T24">working remote</text:span><text:span text:style-name="T23">)<text:tab/></text:span><text:span text:style-name="T6">2015</text:span></text:p>
      <text:p text:style-name="P37">IT staffing &amp; outsourcing services company</text:p>
      <text:p text:style-name="P46">Cloud Storage Engineer (Cisco)</text:p>
      <text:list xml:id="list171845031348994" text:continue-numbering="true" text:style-name="WW8Num2">
        <text:list-item>
          <text:p text:style-name="P64"><text:soft-page-break/>QA/test for cloud storage automation group at Cisco. <text:s/>Testing for Ceph and Openstack for Cisco's cloud systems projects.</text:p>
        </text:list-item>
      </text:list>
      <text:p text:style-name="P27"/>
      <text:p text:style-name="P4"><text:span text:style-name="T11">TEKsystems</text:span><text:span text:style-name="T10">, (</text:span><text:span text:style-name="T11">working remote</text:span><text:span text:style-name="T10">)<text:tab/></text:span><text:span text:style-name="T13">2014-</text:span><text:span text:style-name="T14">2015</text:span></text:p>
      <text:p text:style-name="P33">IT staffing &amp; outsourcing services company</text:p>
      <text:p text:style-name="P29">Cloud Orchestration and Automation <text:span text:style-name="T34">(Cigna)</text:span></text:p>
      <text:list xml:id="list171843772706338" text:continue-numbering="true" text:style-name="WW8Num2">
        <text:list-item>
          <text:p text:style-name="P65">Researching &amp; implementing Openstack <text:span text:style-name="T32">(Havana and Icehouse)</text:span>, Ceph <text:span text:style-name="T32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66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66">Built new compute images to be made available for deployment in <text:span text:style-name="T32">openstack</text:span></text:p>
        </text:list-item>
        <text:list-item>
          <text:p text:style-name="P68">Had been the initial team member researching &amp; building out Ceph, after which I instructed the rest of the team on the concepts, install procedures and maintenance of Ceph.</text:p>
        </text:list-item>
        <text:list-item>
          <text:p text:style-name="P69">Managed and re-configured blades and servers hosting our Openstack and Ceph clusters through the UCS management tools for the Cisco server hardware.</text:p>
        </text:list-item>
        <text:list-item>
          <text:p text:style-name="P67">We were also working with Sensu, Logstash, Elasticsearch, Graphana, managing a Git host for developer code. <text:s/><text:span text:style-name="T32">Assisted other team members as they were installing, and configuring systems to work with these services.</text:span></text:p>
        </text:list-item>
      </text:list>
      <text:p text:style-name="P23"/>
      <text:p text:style-name="P5"><text:span text:style-name="T10">Infinite Computer Solutions, (on client site)<text:tab/></text:span><text:span text:style-name="T12">2013</text:span></text:p>
      <text:p text:style-name="P34">IT staffing &amp; outsourcing services company</text:p>
      <text:p text:style-name="P30">Server Systems Operations <text:span text:style-name="T34">(IBM)</text:span></text:p>
      <text:list xml:id="list171844002131453" text:continue-numbering="true" text:style-name="WW8Num2">
        <text:list-item>
          <text:p text:style-name="P70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15">Collabera, (on client site)<text:tab/></text:span><text:span text:style-name="T16">2013</text:span></text:p>
      <text:p text:style-name="P35">IT staffing &amp; outsourcing services company</text:p>
      <text:p text:style-name="P45">Sr. System Administrator, Wallstreet Systems/Treasury Support, IBM, Armonk, NY</text:p>
      <text:list xml:id="list171844170085744" text:continue-numbering="true" text:style-name="WW8Num2">
        <text:list-item>
          <text:p text:style-name="P71">Manage &amp; update test servers for IBM's Global Business Services/Treasury management, and provide support for production servers in IBM's Business Services.</text:p>
        </text:list-item>
      </text:list>
      <text:p text:style-name="P26"/>
      <text:p text:style-name="P6"><text:span text:style-name="T22">Computer Task Group, Poughkeepsie, NY<text:tab/></text:span><text:span text:style-name="T5">2004-2012</text:span></text:p>
      <text:p text:style-name="P35">IT staffing &amp; outsourcing services company</text:p>
      <text:p text:style-name="P44">System Administrator, Capacity on Demand and Benchmark Centers, IBM, Poughkeepsie, NY</text:p>
      <text:list xml:id="list3518476383" text:style-name="L1">
        <text:list-item>
          <text:p text:style-name="P72">Installed &amp; upgraded management nodes and compute clusters (Linux clusters for the most part) for customers on System X for CoD group in Poughkeepsie, NY</text:p>
        </text:list-item>
        <text:list-item>
          <text:p text:style-name="P72">Manage, install &amp; re-configure System P servers (AIX, SUSE Linux &amp; Red Hat Enterprise Linux).</text:p>
        </text:list-item>
        <text:list-item>
          <text:p text:style-name="P72">Troubleshoot software &amp; hardware for management &amp; compute nodes in Linux &amp; Windows computer clusters.</text:p>
        </text:list-item>
      </text:list>
      <text:p text:style-name="P39"/>
      <text:p text:style-name="P44">Operations Supervisor, <text:s/>zSeries test group, IBM, Poughkeepsie NY</text:p>
      <text:list xml:id="list2482538380" text:style-name="L2">
        <text:list-item>
          <text:p text:style-name="P52">Deskside support, installing &amp; supporting Linux and Windows on automated testing hosts connected to their development mainframes. <text:s/>Supported same on user workstations.</text:p>
        </text:list-item>
        <text:list-item>
          <text:p text:style-name="P52">Inventorying and documenting the connections for the fiber network on the mainframe systems test floor.</text:p>
        </text:list-item>
      </text:list>
      <text:p text:style-name="P12"/>
      <text:p text:style-name="P44">Infiniband / High Performance Switch Functional Verification Test (FVT) at IBM</text:p>
      <text:list xml:id="list3162658466" text:style-name="L3">
        <text:list-item>
          <text:p text:style-name="P53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3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<text:soft-page-break/>upgrade the test systems.</text:p>
        </text:list-item>
      </text:list>
      <text:p text:style-name="P8"/>
      <text:p text:style-name="P8"><text:span text:style-name="T22">IBM<text:tab/></text:span><text:span text:style-name="T5">2001-2004</text:span></text:p>
      <text:p text:style-name="P35">RS/6000-SP systems, Server Group, Poughkeepsie, NY</text:p>
      <text:p text:style-name="P42">Communications Subsystem Functional Verification Test (FVT)</text:p>
      <text:list xml:id="list2734029539" text:style-name="L4">
        <text:list-item>
          <text:p text:style-name="P54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4">Handled administration, upgrades &amp; installs on test systems for FVT team. <text:s/>Systems consisted of RS/6000 servers (up through <text:span text:style-name="T3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32"><text:span text:style-name="T28"><text:line-break/></text:span><text:span text:style-name="T29">Internet Media Group division, Hawthorne, NY</text:span></text:p>
      <text:p text:style-name="P43">System administration, QA testing</text:p>
      <text:list xml:id="list788313946" text:style-name="L5">
        <text:list-item>
          <text:p text:style-name="P55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58"><text:span text:style-name="T20">Developed &amp; ran tests for </text:span><text:span text:style-name="T21">HotMedia</text:span><text:span text:style-name="T20"> </text:span><text:span text:style-name="T21">java</text:span><text:span text:style-name="T20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1">Analysts International, (various client sites)<text:tab/><text:span text:style-name="T4">1998-2000</text:span></text:p>
      <text:p text:style-name="P35">IT staffing &amp; outsourcing services company</text:p>
      <text:p text:style-name="P43">Contracted temporary staffing</text:p>
      <text:list xml:id="list201246392" text:style-name="L6">
        <text:list-item>
          <text:p text:style-name="P56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56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56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56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56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3"/>
      <text:p text:style-name="P13"/>
      <text:p text:style-name="P11">Net Results Technologies, Nanuet, NY<text:tab/><text:span text:style-name="T4">1995-1997</text:span></text:p>
      <text:p text:style-name="P35">Multimedia software &amp; web services development company</text:p>
      <text:p text:style-name="P43">Network manager, Software tester</text:p>
      <text:list xml:id="list2827075153" text:style-name="L7">
        <text:list-item>
          <text:p text:style-name="P57">Maintained &amp; supported <text:span text:style-name="T3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57"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57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57">Developed demo for web-based prospectus product being developed by the company.</text:p>
        </text:list-item>
      </text:list>
      <text:list xml:id="list2956240144" text:style-name="L8">
        <text:list-header>
          <text:p text:style-name="P59"/>
        </text:list-header>
      </text:list>
      <text:p text:style-name="P14"/>
      <text:p text:style-name="P18"><text:span text:style-name="T17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8">http</text:span></text:a><text:a xlink:type="simple" xlink:href="https://www.linkedin.com/in/james-labarre-a40a513" text:style-name="Internet_20_link" text:visited-style-name="Visited_20_Internet_20_Link"><text:span text:style-name="T19">s</text:span></text:a><text:a xlink:type="simple" xlink:href="https://www.linkedin.com/in/james-labarre-a40a513" text:style-name="Internet_20_link" text:visited-style-name="Visited_20_Internet_20_Link"><text:span text:style-name="T18">://</text:span></text:a><text:a xlink:type="simple" xlink:href="https://www.linkedin.com/in/james-labarre-a40a513" text:style-name="Internet_20_link" text:visited-style-name="Visited_20_Internet_20_Link"><text:span text:style-name="T36">www.linkedin.com/in/james-labarre-a40a513</text:span></text:a></text:p>
      <text:p text:style-name="P2"><text:soft-page-break/></text:p>
      <text:p text:style-name="P3"/>
      <text:p text:style-name="P2">This resume is available online, (<text:span text:style-name="T37">PDF and OpenDocument</text:span>):</text:p>
      <text:p text:style-name="P15">HTML<text:line-break/><text:a xlink:type="simple" xlink:href="https://jelabarre59.github.io/James_E_LaBarre_resume.html" text:style-name="Internet_20_link" text:visited-style-name="Visited_20_Internet_20_Link">https://jelabarre59.github.io/James_E_LaBarre_resume.htm</text:a><text:a xlink:type="simple" xlink:href="https://jelabarre59.github.io/James_E_LaBarre_resume.html" text:style-name="Internet_20_link" text:visited-style-name="Visited_20_Internet_20_Link"><text:span text:style-name="T41">l</text:span></text:a></text:p>
      <text:p text:style-name="P15"/>
      <text:p text:style-name="P17">OpenDocument</text:p>
      <text:p text:style-name="P17"><text:a xlink:type="simple" xlink:href="https://jelabarre59.github.io/James_E_LaBarre_resume.odt" text:style-name="Internet_20_link" text:visited-style-name="Visited_20_Internet_20_Link">https://jelabarre59.github.io/James_E_LaBarre_resume.</text:a><text:a xlink:type="simple" xlink:href="https://jelabarre59.github.io/James_E_LaBarre_resume.odt" text:style-name="Internet_20_link" text:visited-style-name="Visited_20_Internet_20_Link"><text:span text:style-name="T41">odt</text:span></text:a></text:p>
      <text:p text:style-name="P16"/>
      <text:p text:style-name="P15">PDF</text:p>
      <text:p text:style-name="P15"><text:a xlink:type="simple" xlink:href="https://jelabarre59.github.io/James_E_LaBarre_resume.pdf" text:style-name="Internet_20_link" text:visited-style-name="Visited_20_Internet_20_Link">https://jelabarre59.github.io/James_E_LaBarre_resume.</text:a><text:a xlink:type="simple" xlink:href="https://jelabarre59.github.io/James_E_LaBarre_resume.pdf" text:style-name="Internet_20_link" text:visited-style-name="Visited_20_Internet_20_Link"><text:span text:style-name="T41">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OpenSymbol1" svg:font-family="OpenSymbol, 'Arial Unicode MS'"/>
    <style:font-face style:name="Tahoma1" svg:font-family="Tahoma"/>
    <style:font-face style:name="Monospace" svg:font-family="Monospace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loext:contextual-spacing="false" fo:text-align="center" style:justify-single-word="false" style:page-number="auto"/>
      <style:text-properties style:font-name="Bitstream Vera Sans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loext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style:font-name="Symbol" fo:font-family="Symbol" style:font-family-generic="roman" style:font-pitch="variable" style:font-charset="x-symbol" fo:background-color="#000000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1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25in"/>
        <style:text-properties style:font-name="Symbol"/>
      </text:list-level-style-bullet>
      <text:list-level-style-bullet text:level="2" text:style-name="RTF_5f_Num_20_9_20_1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9_20_1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9_20_1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9_20_1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9_20_1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9_20_1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9_20_1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9_20_1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9_20_1" text:bullet-char="">
        <style:list-level-properties text:space-before="2.25in" text:min-label-width="0.25in"/>
        <style:text-properties style:font-name="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Bitstream Vera Sans2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9-07-01T17:18:06.962205741</meta:creation-date>
    <dc:language>en-US</dc:language>
    <meta:editing-cycles>1</meta:editing-cycles>
    <meta:editing-duration>P0D</meta:editing-duration>
    <dc:title>Resume, James E. LaBarre</dc:title>
    <meta:document-statistic meta:table-count="0" meta:image-count="0" meta:object-count="0" meta:page-count="4" meta:paragraph-count="93" meta:word-count="1491" meta:character-count="10568" meta:non-whitespace-character-count="9163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